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Standard">
      <style:paragraph-properties fo:margin-top="0cm" fo:margin-bottom="0cm" style:contextual-spacing="false"/>
      <style:text-properties style:font-name="Arial" officeooo:rsid="00197772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4" style:family="paragraph" style:parent-style-name="Text_20_body">
      <style:text-properties style:font-name="Arial"/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Preformatted_20_Text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8" style:family="paragraph" style:parent-style-name="Preformatted_20_Text" style:list-style-name="L7">
      <style:paragraph-properties fo:margin-top="0cm" fo:margin-bottom="0cm" style:contextual-spacing="false"/>
      <style:text-properties officeooo:paragraph-rsid="00197772"/>
    </style:style>
    <style:style style:name="P9" style:family="paragraph" style:parent-style-name="Preformatted_20_Text" style:list-style-name="L7">
      <style:paragraph-properties fo:margin-top="0cm" fo:margin-bottom="0cm" style:contextual-spacing="false"/>
      <style:text-properties officeooo:paragraph-rsid="001d2e95"/>
    </style:style>
    <style:style style:name="P10" style:family="paragraph" style:parent-style-name="Preformatted_20_Text" style:list-style-name="L7">
      <style:paragraph-properties fo:margin-top="0cm" fo:margin-bottom="0cm" style:contextual-spacing="false"/>
      <style:text-properties officeooo:rsid="001d2e95" officeooo:paragraph-rsid="001d2e95"/>
    </style:style>
    <style:style style:name="P11" style:family="paragraph" style:parent-style-name="Preformatted_20_Text">
      <style:paragraph-properties fo:margin-top="0cm" fo:margin-bottom="0cm" style:contextual-spacing="false"/>
      <style:text-properties officeooo:rsid="001d2e95" officeooo:paragraph-rsid="001d2e95"/>
    </style:style>
    <style:style style:name="P12" style:family="paragraph" style:parent-style-name="Preformatted_20_Text">
      <style:paragraph-properties fo:margin-top="0cm" fo:margin-bottom="0cm" style:contextual-spacing="false"/>
      <style:text-properties fo:font-size="10pt" officeooo:rsid="001d2e95" officeooo:paragraph-rsid="001d2e95" style:font-size-asian="10pt" style:font-size-complex="10pt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officeooo:paragraph-rsid="001b3d1e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officeooo:paragraph-rsid="00197772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officeooo:paragraph-rsid="00197772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6db8e6" loext:opacity="100%" style:font-name="Arial" officeooo:paragraph-rsid="00197772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97772"/>
    </style:style>
    <style:style style:name="P2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b3d1e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97772"/>
    </style:style>
    <style:style style:name="P2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officeooo:rsid="001b3d1e" officeooo:paragraph-rsid="001b3d1e"/>
    </style:style>
    <style:style style:name="P2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7" style:family="paragraph" style:parent-style-name="Text_20_body">
      <style:text-properties officeooo:paragraph-rsid="001d2e95"/>
    </style:style>
    <style:style style:name="T1" style:family="text">
      <style:text-properties fo:color="#c190e0" loext:opacity="100%"/>
    </style:style>
    <style:style style:name="T2" style:family="text">
      <style:text-properties fo:color="#c190e0" loext:opacity="100%" style:font-name="Arial"/>
    </style:style>
    <style:style style:name="T3" style:family="text">
      <style:text-properties fo:color="#6db8e6" loext:opacity="100%"/>
    </style:style>
    <style:style style:name="T4" style:family="text">
      <style:text-properties fo:color="#aea79c" loext:opacity="100%"/>
    </style:style>
    <style:style style:name="T5" style:family="text">
      <style:text-properties fo:color="#aea79c" loext:opacity="100%" style:font-name="Arial"/>
    </style:style>
    <style:style style:name="T6" style:family="text">
      <style:text-properties fo:color="#aea79c" loext:opacity="100%" style:font-name="Arial" officeooo:rsid="001d2e95"/>
    </style:style>
    <style:style style:name="T7" style:family="text">
      <style:text-properties fo:color="#f199f1" loext:opacity="100%"/>
    </style:style>
    <style:style style:name="T8" style:family="text">
      <style:text-properties officeooo:rsid="001b3d1e"/>
    </style:style>
    <style:style style:name="T9" style:family="text">
      <style:text-properties style:font-name="Arial"/>
    </style:style>
    <style:style style:name="T10" style:family="text">
      <style:text-properties style:font-name="Arial" loext:padding="0cm" loext:border="none"/>
    </style:style>
    <style:style style:name="T11" style:family="text">
      <style:text-properties style:font-name="Arial" loext:padding="0.049cm" loext:border-left="2.24pt solid #ffffff" loext:border-right="2.24pt solid #ffffff" loext:border-top="1.5pt solid #ffffff" loext:border-bottom="1.5pt solid #ffffff"/>
    </style:style>
    <style:style style:name="T12" style:family="text">
      <style:text-properties style:font-name="Arial" fo:font-weight="normal" officeooo:rsid="001d2e95" style:font-weight-asian="normal" style:font-weight-complex="normal"/>
    </style:style>
    <style:style style:name="T13" style:family="text">
      <style:text-properties style:font-name="Arial" officeooo:rsid="001b3d1e"/>
    </style:style>
    <style:style style:name="T1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0000" loext:opacity="100%" style:font-name="Arial"/>
    </style:style>
    <style:style style:name="T16" style:family="text">
      <style:text-properties style:font-name="Ari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9">Voraussetzungen</text:span></text:span></text:h>
      <text:list text:style-name="L1">
        <text:list-item>
          <text:p text:style-name="P13"><text:span text:style-name="Strong_20_Emphasis"><text:span text:style-name="T9">Internetverbindung</text:span></text:span><text:span text:style-name="T9">: Zum Herunterladen von Python, Bibliotheken und Spieldateien.</text:span></text:p>
        </text:list-item>
        <text:list-item>
          <text:p text:style-name="P13"><text:span text:style-name="Strong_20_Emphasis"><text:span text:style-name="T9">Administratorrechte</text:span></text:span><text:span text:style-name="T9">: Für die Installation von Python und Paketen.</text:span></text:p>
        </text:list-item>
        <text:list-item>
          <text:p text:style-name="P13"><text:span text:style-name="Strong_20_Emphasis"><text:span text:style-name="T9">Terminal/Konsole</text:span></text:span><text:span text:style-name="T9">: Unter Linux (z. B. </text:span><text:span text:style-name="Source_20_Text"><text:span text:style-name="T10">Ctrl+Alt+T</text:span></text:span><text:span text:style-name="T9">) und Windows (CMD/PowerShell).</text:span></text:p>
        </text:list-item>
      </text:list>
      <text:h text:style-name="Heading_20_2" text:outline-level="2"><text:span text:style-name="Strong_20_Emphasis">1. Python installieren</text:span></text:h>
      <text:h text:style-name="Heading_20_3" text:outline-level="3"><text:span text:style-name="Strong_20_Emphasis">Linux (Debian/Ubuntu)</text:span></text:h>
      <text:list text:style-name="L2">
        <text:list-item>
          <text:p text:style-name="P14"><text:span text:style-name="T9">Öffne das Terminal (</text:span><text:span text:style-name="Source_20_Text"><text:span text:style-name="T10">Ctrl+Alt+T</text:span></text:span><text:span text:style-name="T9">).</text:span></text:p>
        </text:list-item>
        <text:list-item>
          <text:p text:style-name="P15">Installiere Python und pip:</text:p>
          <text:p text:style-name="P15">sudo apt update</text:p>
          <text:p text:style-name="P15">sudo apt install python3 python3-pip</text:p>
        </text:list-item>
        <text:list-item>
          <text:p text:style-name="P16">Überprüfe die Installation:</text:p>
          <text:p text:style-name="P20">python3 --version</text:p>
        </text:list-item>
      </text:list>
      <text:p text:style-name="P4">pip3 <text:span text:style-name="T3">--version</text:span></text:p>
      <text:h text:style-name="Heading_20_3" text:outline-level="3"><text:span text:style-name="Strong_20_Emphasis">Windows</text:span></text:h>
      <text:list text:style-name="L3">
        <text:list-item>
          <text:p text:style-name="P21"><text:span text:style-name="T9">Lade Python von </text:span><text:a xlink:type="simple" xlink:href="https://www.python.org/downloads/" office:target-frame-name="_blank" xlink:show="new" text:style-name="Internet_20_link" text:visited-style-name="Visited_20_Internet_20_Link"><text:span text:style-name="T11">python.org</text:span></text:a><text:span text:style-name="T11"> </text:span><text:span text:style-name="T9">herunter (Wähle </text:span><text:span text:style-name="Strong_20_Emphasis"><text:span text:style-name="T9">Python 3.9+</text:span></text:span><text:span text:style-name="T9">).</text:span></text:p>
        </text:list-item>
        <text:list-item>
          <text:p text:style-name="P21"><text:span text:style-name="T9">Führe das </text:span><text:span text:style-name="T13">Installationsprogramm</text:span><text:span text:style-name="T9"> aus und aktiviere </text:span><text:span text:style-name="Strong_20_Emphasis"><text:span text:style-name="T9">"Add Python to PATH"</text:span></text:span></text:p>
        </text:list-item>
        <text:list-item>
          <text:p text:style-name="P22"><text:span text:style-name="T9">Überprüfe die Installation in der </text:span><text:span text:style-name="Strong_20_Emphasis"><text:span text:style-name="T9">CMD</text:span></text:span><text:span text:style-name="T9">:</text:span></text:p>
        </text:list-item>
      </text:list>
      <text:p text:style-name="P17">python --version</text:p>
      <text:p text:style-name="P4">pip --version</text:p>
      <text:h text:style-name="Heading_20_2" text:outline-level="2"><text:span text:style-name="Strong_20_Emphasis">2. Spielcode herunterladen, </text:span><text:span text:style-name="Strong_20_Emphasis"><text:span text:style-name="T8">entpacken</text:span></text:span></text:h>
      <text:p text:style-name="P1"><text:span text:style-name="T9">Lade alle Spiel-Dateien in einen Ordner (z. B. </text:span><text:span text:style-name="Source_20_Text"><text:span text:style-name="T10">vehicle_game</text:span></text:span><text:span text:style-name="T9">) herunter:</text:span></text:p>
      <text:list text:style-name="L4">
        <text:list-header>
          <text:p text:style-name="P18">Manuell herunterladen (ZIP-Datei entpacken).</text:p>
        </text:list-header>
      </text:list>
      <text:p text:style-name="P1"><text:span text:style-name="Strong_20_Emphasis"><text:span text:style-name="T9">Wichtig</text:span></text:span><text:span text:style-name="T9">: Stelle sicher, dass alle Dateien (inkl. Bilder wie </text:span><text:span text:style-name="Source_20_Text"><text:span text:style-name="T10">heli.jpg</text:span></text:span><text:span text:style-name="T9">, </text:span><text:span text:style-name="Source_20_Text"><text:span text:style-name="T10">transporter.png </text:span></text:span><text:span text:style-name="T9">usw.) im Ordner vorhanden sind.</text:span></text:p>
      <text:h text:style-name="Heading_20_2" text:outline-level="2"><text:span text:style-name="Strong_20_Emphasis">3. Abhängigkeiten installieren</text:span></text:h>
      <text:h text:style-name="Heading_20_3" text:outline-level="3"><text:span text:style-name="Strong_20_Emphasis">Linux &amp; Windows</text:span></text:h>
      <text:list text:style-name="L5">
        <text:list-item>
          <text:p text:style-name="P19">Navigiere im Terminal/CMD zum Spielordner:</text:p>
          <text:p text:style-name="P7"><text:span text:style-name="T7">cd</text:span> /pfad/zum/<text:span text:style-name="T8">Game</text:span></text:p>
        </text:list-item>
        <text:list-item>
          <text:p text:style-name="P23"><text:span text:style-name="T9">Installiere </text:span><text:span text:style-name="Strong_20_Emphasis"><text:span text:style-name="T9">pygame</text:span></text:span><text:span text:style-name="T9">:</text:span></text:p>
          <text:p text:style-name="P23"><text:span text:style-name="T13">Linux:</text:span><text:span text:style-name="T9"><text:line-break/>pip3 </text:span><text:span text:style-name="T2">install</text:span><text:span text:style-name="T9"> pygame </text:span></text:p>
          <text:p text:style-name="P25"><text:span text:style-name="T9">Windows</text:span></text:p>
          <text:p text:style-name="P24"><text:span text:style-name="T9">pip </text:span><text:span text:style-name="T2">install</text:span><text:span text:style-name="T9"> pygame </text:span></text:p>
        </text:list-item>
      </text:list>
      <text:h text:style-name="P5" text:outline-level="2"><text:span text:style-name="Strong_20_Emphasis"><text:span text:style-name="T13"/></text:span></text:h>
      <text:h text:style-name="P6" text:outline-level="2"><text:span text:style-name="Strong_20_Emphasis"><text:span text:style-name="T13">4</text:span></text:span><text:span text:style-name="Strong_20_Emphasis"><text:span text:style-name="T9">. Spiel starten</text:span></text:span></text:h>
      <text:p text:style-name="P27"><text:span text:style-name="Strong_20_Emphasis"><text:span text:style-name="T12">Hier bestehen 2 Möglichkeiten:</text:span></text:span></text:p>
      <text:list text:style-name="L7">
        <text:list-item>
          <text:p text:style-name="P8"><text:span text:style-name="T5">python3 Game.py –</text:span><text:span text:style-name="T6">small</text:span></text:p>
          <text:p text:style-name="P10"><text:span text:style-name="T9">Startet das Spiel in der Auflösung 1280x720</text:span> </text:p>
        </text:list-item>
        <text:list-item>
          <text:p text:style-name="P9"><text:span text:style-name="T6">python3 Game.py </text:span></text:p>
        </text:list-item>
      </text:list>
      <text:p text:style-name="P11"><text:span text:style-name="T5"><text:tab/></text:span><text:span text:style-name="T15">Startet das Spiel in der Auflösung 1920x1080</text:span></text:p>
      <text:p text:style-name="P12"><text:span text:style-name="T15">Diese Werte können auf eigene Gefahr in der Config.json Datei angepasst werden.</text:span></text:p>
      <text:h text:style-name="Heading_20_2" text:outline-level="2" text:is-list-header="true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>Häufige Fehler &amp; Lösungen</text:span></text:h>
      <text:list text:style-name="L6">
        <text:list-item>
          <text:p text:style-name="P26"><text:span text:style-name="Strong_20_Emphasis"><text:span text:style-name="T9">Fehlende Bilder</text:span></text:span><text:span text:style-name="T9">: Stelle sicher, dass Dateien wie </text:span><text:span text:style-name="Source_20_Text"><text:span text:style-name="T10">heli.jpg </text:span></text:span><text:span text:style-name="T9">im Spielordner liegen.</text:span></text:p>
        </text:list-item>
        <text:list-item>
          <text:p text:style-name="P26"><text:span text:style-name="Strong_20_Emphasis"><text:span text:style-name="T9">Python nicht gefunden</text:span></text:span><text:span text:style-name="T9">: Überprüfe den </text:span><text:span text:style-name="Strong_20_Emphasis"><text:span text:style-name="T9">PATH </text:span></text:span><text:span text:style-name="T9">(Windows) oder nutze </text:span><text:span text:style-name="Source_20_Text"><text:span text:style-name="T10">python3 </text:span></text:span><text:span text:style-name="T9">(Linux).</text:span></text:p>
        </text:list-item>
        <text:list-item>
          <text:p text:style-name="P26"><text:span text:style-name="Strong_20_Emphasis"><text:span text:style-name="T9">Pygame-Installation fehlgeschlagen</text:span></text:span><text:span text:style-name="T9">:</text:span></text:p>
        </text:list-item>
      </text:list>
      <text:p text:style-name="P3"><text:span text:style-name="T4">pip </text:span><text:span text:style-name="T1">install</text:span><text:span text:style-name="T4"> </text:span><text:span text:style-name="T3">--upgrade</text:span><text:span text:style-name="T4"> pygame</text:span></text:p>
      <text:list text:continue-numbering="true" text:style-name="L6">
        <text:list-item>
          <text:p text:style-name="P26"><text:span text:style-name="Strong_20_Emphasis"><text:span text:style-name="T9">Tastatursteuerung funktioniert nicht</text:span></text:span><text:span text:style-name="T9">: Stelle sicher, dass das Spielfenster aktiv ist.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11:33:37.199000000</meta:creation-date>
    <dc:date>2025-05-19T20:55:30.682000000</dc:date>
    <meta:editing-duration>PT41M28S</meta:editing-duration>
    <meta:editing-cycles>4</meta:editing-cycles>
    <meta:generator>LibreOffice/7.6.2.1$Windows_X86_64 LibreOffice_project/56f7684011345957bbf33a7ee678afaf4d2ba333</meta:generator>
    <meta:print-date>2025-04-28T21:53:39.945000000</meta:print-date>
    <meta:printed-by>PDF-Dateien</meta:printed-by>
    <meta:document-statistic meta:table-count="0" meta:image-count="0" meta:object-count="0" meta:page-count="2" meta:paragraph-count="44" meta:word-count="243" meta:character-count="1708" meta:non-whitespace-character-count="1527"/>
  </office:meta>
</office:document-meta>
</file>